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5">result_store_status</text:span></text:p>
          <text:p text:style-name="P3"><text:span text:style-name="T5">result_forecast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437cm" svg:y="2.502cm">
          <text:p/>
        </draw:circle>
        <draw:rect draw:style-name="gr1" draw:text-style-name="P2" xml:id="id61" draw:id="id61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58" draw:start-glue-point="3" draw:end-shape="id59" svg:d="m10289 3214c-1198 0-400-1802-1598-1802">
          <text:p/>
        </draw:connector>
        <draw:circle draw:style-name="gr5" draw:text-style-name="P1" xml:id="id60" draw:id="id60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0" draw:start-glue-point="1" draw:end-shape="id61" draw:end-glue-point="3" svg:d="m14861 2714c5089 0 1697-1248 6786-1248">
          <text:p/>
        </draw:connector>
        <draw:rect draw:style-name="gr1" draw:text-style-name="P2" xml:id="id63" draw:id="id63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2" draw:start-glue-point="1" draw:end-shape="id63" draw:end-glue-point="3" svg:d="m4691 2629c756 0 252-32 1008-32">
          <text:p/>
        </draw:connector>
        <draw:rect draw:style-name="gr1" draw:text-style-name="P2" xml:id="id67" draw:id="id67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64" draw:id="id64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64" draw:start-glue-point="3" draw:end-shape="id65" svg:d="m15375 6339c-5013 0-1671 4837-6684 4837">
          <text:p/>
        </draw:connector>
        <draw:circle draw:style-name="gr5" draw:text-style-name="P1" xml:id="id66" draw:id="id66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66" draw:start-glue-point="1" draw:end-shape="id67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0" draw:id="id70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68" draw:id="id68" draw:layer="layout" svg:width="0.254cm" svg:height="0.254cm" svg:x="11.179cm" svg:y="14.728cm">
          <text:p/>
        </draw:circle>
        <draw:circle draw:style-name="gr5" draw:text-style-name="P1" xml:id="id69" draw:id="id69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68" draw:start-glue-point="3" draw:end-shape="id65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69" draw:start-glue-point="1" draw:end-shape="id70" draw:end-glue-point="3" svg:d="m15051 14355c4968 0 1657 3843 6623 3843">
          <text:p/>
        </draw:connector>
        <draw:rect draw:style-name="gr1" draw:text-style-name="P2" xml:id="id72" draw:id="id72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3" draw:id="id73" draw:layer="layout" svg:width="0.254cm" svg:height="0.254cm" svg:x="16.886cm" svg:y="10.617cm">
          <text:p/>
        </draw:circle>
        <draw:circle draw:style-name="gr5" draw:text-style-name="P1" xml:id="id71" draw:id="id71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1" draw:start-glue-point="1" draw:end-shape="id72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3" draw:start-glue-point="3" draw:end-shape="id65" draw:end-glue-point="1" svg:d="m16886 10744c-6145 0-2048 432-8195 432">
          <text:p/>
        </draw:connector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4">pentagon_report_id</text:span></text:p>
          <text:p text:style-name="P3"><text:span text:style-name="T4">test_conducted_id</text:span></text:p>
          <text:p text:style-name="P3"><text:span text:style-name="T4">score_c</text:span></text:p>
          <text:p text:style-name="P3"><text:span text:style-name="T5">score_uf</text:span></text:p>
          <text:p text:style-name="P3"><text:span text:style-name="T5">score_uc</text:span></text:p>
          <text:p text:style-name="P3"><text:span text:style-name="T5">score_qf</text:span></text:p>
          <text:p text:style-name="P3"><text:span text:style-name="T5">score_qc</text:span></text:p>
          <text:p text:style-name="P3"><text:span text:style-name="T5">score</text:span><text:span text:style-name="T4">_c_ack_conform</text:span></text:p>
          <text:p text:style-name="P3"><text:span text:style-name="T5">score</text:span><text:span text:style-name="T4">_c_good_messages</text:span></text:p>
          <text:p text:style-name="P3"><text:span text:style-name="T5">score</text:span><text:span text:style-name="T4">_c_bad_messages</text:span></text:p>
          <text:p text:style-name="P3"><text:span text:style-name="T5">score</text:span><text:span text:style-name="T4">_c_good_data</text:span></text:p>
          <text:p text:style-name="P3"><text:span text:style-name="T5">score</text:span><text:span text:style-name="T4">_c_bad_data</text:span></text:p>
          <text:p text:style-name="P3"><text:span text:style-name="T4">score_uf_vxu_2014</text:span></text:p>
          <text:p text:style-name="P3"><text:span text:style-name="T4">score_uf_vxu_2015</text:span></text:p>
          <text:p text:style-name="P3"><text:span text:style-name="T5">score_uf_sensitive</text:span></text:p>
          <text:p text:style-name="P3"><text:span text:style-name="T5">score_uf_coded_values</text:span></text:p>
          <text:p text:style-name="P3"><text:span text:style-name="T5">score_uf_tolerant</text:span></text:p>
          <text:p text:style-name="P3"><text:span text:style-name="T5">score_uf_ehr_examples</text:span></text:p>
          <text:p text:style-name="P3"><text:span text:style-name="T5">score_uf_performance</text:span></text:p>
          <text:p text:style-name="P3"><text:span text:style-name="T5">score_qf_qbp_2015</text:span></text:p>
          <text:p text:style-name="P3"><text:span text:style-name="T5">score_qf_data_available</text:span></text:p>
          <text:p text:style-name="P3"><text:span text:style-name="T5">score_qf_deduplication</text:span></text:p>
          <text:p text:style-name="P3"><text:span text:style-name="T5">score_qf_forecaster</text:span></text:p>
          <text:p text:style-name="P3"><text:span text:style-name="T5">score_qf_performance</text:span></text:p>
          <text:p text:style-name="P3"><text:span text:style-name="T5">score_qf_minimum_query</text:span></text:p>
          <text:p text:style-name="P3"><text:span text:style-name="T5">score_uc_modifications</text:span></text:p>
          <text:p text:style-name="P3"><text:span text:style-name="T5">score_uc_conflicts</text:span></text:p>
          <text:p text:style-name="P3"><text:span text:style-name="T5">score_uc_constraints</text:span></text:p>
          <text:p text:style-name="P3"><text:span text:style-name="T5">score_uc_acks_conform</text:span></text:p>
          <text:p text:style-name="P3"><text:span text:style-name="T6">score_qc_responses_conform</text:span></text:p>
          <text:p text:style-name="P3"><text:span text:style-name="T6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74" draw:id="id74" draw:layer="layout" svg:width="0.254cm" svg:height="0.254cm" svg:x="4.804cm" svg:y="4.301cm">
          <text:p/>
        </draw:circle>
        <draw:rect draw:style-name="gr1" draw:text-style-name="P2" xml:id="id75" draw:id="id75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74" draw:start-glue-point="3" draw:end-shape="id75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7" draw:id="id77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79" draw:id="id79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6" draw:start-glue-point="3" draw:end-shape="id77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6" draw:id="id76" draw:layer="layout" svg:width="0.254cm" svg:height="0.254cm" svg:x="12.784cm" svg:y="12.049cm">
          <text:p/>
        </draw:circle>
        <draw:circle draw:style-name="gr5" draw:text-style-name="P1" xml:id="id78" draw:id="id78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8" draw:start-glue-point="3" draw:end-shape="id79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28T15:30:42.16</dc:date>
    <dc:creator>Nathan Bunker</dc:creator>
    <meta:editing-duration>P9DT4H49M24S</meta:editing-duration>
    <meta:editing-cycles>67</meta:editing-cycles>
    <meta:printed-by>Nathan Bunker</meta:printed-by>
    <meta:print-date>2014-06-19T14:05:00.83</meta:print-date>
    <meta:document-statistic meta:object-count="200"/>
  </office:meta>
</office:document-meta>
</file>